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A75000046CDB5ECF3F7.svm" manifest:media-type=""/>
  <manifest:file-entry manifest:full-path="Pictures/2000000900006A5B00004F2C268A18CA.svm" manifest:media-type=""/>
  <manifest:file-entry manifest:full-path="Pictures/20000009000069A100004F1277FB7724.svm" manifest:media-type=""/>
  <manifest:file-entry manifest:full-path="Pictures/2000000900002885000023250A466CFD.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erif"/>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459cm" fo:margin-left="-0.217cm" table:align="left" style:writing-mode="lr-tb"/>
    </style:style>
    <style:style style:name="Tabla2.A" style:family="table-column">
      <style:table-column-properties style:column-width="3.81cm"/>
    </style:style>
    <style:style style:name="Tabla2.B" style:family="table-column">
      <style:table-column-properties style:column-width="2.064cm"/>
    </style:style>
    <style:style style:name="Tabla2.C" style:family="table-column">
      <style:table-column-properties style:column-width="8.738cm"/>
    </style:style>
    <style:style style:name="Tabla2.D" style:family="table-column">
      <style:table-column-properties style:column-width="2.847cm"/>
    </style:style>
    <style:style style:name="Tabla2.1" style:family="table-row">
      <style:table-row-properties fo:keep-together="auto"/>
    </style:style>
    <style:style style:name="Tabla2.A1" style:family="table-cell">
      <style:table-cell-properties style:vertical-align="top" style:border-line-width-bottom="0.002cm 0.088cm 0.002cm" fo:padding-left="0.191cm" fo:padding-right="0.191cm" fo:padding-top="0cm" fo:padding-bottom="0cm" fo:border-left="1pt solid #000000" fo:border-right="none" fo:border-top="1pt solid #000000" fo:border-bottom="2.6pt double #000000" style:writing-mode="lr-tb"/>
    </style:style>
    <style:style style:name="Tabla2.B1" style:family="table-cell">
      <style:table-cell-properties style:vertical-align="top" style:border-line-width-bottom="0.002cm 0.088cm 0.002cm" fo:padding-left="0.191cm" fo:padding-right="0.191cm" fo:padding-top="0cm" fo:padding-bottom="0cm" fo:border-left="0.5pt solid #000000" fo:border-right="none" fo:border-top="1pt solid #000000" fo:border-bottom="2.6pt double #000000" style:writing-mode="lr-tb"/>
    </style:style>
    <style:style style:name="Tabla2.D1" style:family="table-cell">
      <style:table-cell-properties style:vertical-align="top" style:border-line-width-bottom="0.002cm 0.088cm 0.002cm" fo:padding-left="0.191cm" fo:padding-right="0.191cm" fo:padding-top="0cm" fo:padding-bottom="0cm" fo:border-left="0.5pt solid #000000" fo:border-right="1pt solid #000000" fo:border-top="1pt solid #000000" fo:border-bottom="2.6pt double #000000" style:writing-mode="lr-tb"/>
    </style:style>
    <style:style style:name="Tabla2.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a2.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a2.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variant="normal" fo:text-transform="none" style:font-name="Times New Roman" fo:font-size="12pt" fo:language="en" fo:country="US" fo:font-style="normal" fo:font-weight="bold" officeooo:rsid="000dbf46" officeooo:paragraph-rsid="000dbf46" style:letter-kerning="true" style:font-size-asian="14pt" style:font-style-asian="normal" style:font-weight-asian="bold" style:font-name-complex="Arial" style:font-size-complex="14pt" style:font-style-complex="normal" style:font-weight-complex="normal"/>
    </style:style>
    <style:style style:name="P2" style:family="paragraph" style:parent-style-name="Text_20_body">
      <style:paragraph-properties fo:text-align="justify" style:justify-single-word="false"/>
      <style:text-properties fo:font-variant="normal" fo:text-transform="none" style:font-name="Times New Roman" fo:font-size="12pt" fo:language="en" fo:country="US" fo:font-style="normal" fo:font-weight="bold" officeooo:rsid="000dbf46" officeooo:paragraph-rsid="00325a96" style:letter-kerning="true" style:font-size-asian="14pt" style:font-style-asian="normal" style:font-weight-asian="bold" style:font-name-complex="Arial" style:font-size-complex="14pt" style:font-style-complex="normal" style:font-weight-complex="normal"/>
    </style:style>
    <style:style style:name="P3" style:family="paragraph" style:parent-style-name="Text_20_body">
      <style:paragraph-properties fo:text-align="justify" style:justify-single-word="false"/>
      <style:text-properties fo:font-variant="normal" fo:text-transform="none" style:font-name="Times New Roman1" fo:font-size="12pt" fo:language="es" fo:country="CR" fo:font-style="normal" fo:font-weight="normal" officeooo:rsid="000c44d4" officeooo:paragraph-rsid="000d5ef7" style:letter-kerning="true" style:font-size-asian="12pt" style:font-style-asian="normal" style:font-weight-asian="normal" style:font-name-complex="Arial" style:font-size-complex="12pt" style:font-style-complex="normal" style:font-weight-complex="normal"/>
    </style:style>
    <style:style style:name="P4" style:family="paragraph" style:parent-style-name="Text_20_body">
      <style:paragraph-properties fo:text-align="justify" style:justify-single-word="false"/>
      <style:text-properties fo:font-variant="normal" fo:text-transform="none" style:font-name="Times New Roman1" fo:font-size="12pt" fo:language="es" fo:country="CR" fo:font-style="normal" fo:font-weight="bold" officeooo:rsid="0017091c" officeooo:paragraph-rsid="001ea368" style:letter-kerning="true" style:font-size-asian="12pt" style:font-style-asian="normal" style:font-weight-asian="bold" style:font-name-complex="Arial" style:font-size-complex="12pt" style:font-style-complex="normal" style:font-weight-complex="normal"/>
    </style:style>
    <style:style style:name="P5" style:family="paragraph" style:parent-style-name="Text_20_body">
      <style:paragraph-properties fo:text-align="justify" style:justify-single-word="false"/>
      <style:text-properties fo:font-variant="normal" fo:text-transform="none" style:font-name="Times New Roman1" fo:font-size="12pt" fo:language="es" fo:country="CR" fo:font-style="normal" fo:font-weight="bold" officeooo:rsid="0017091c" officeooo:paragraph-rsid="002c84b3" style:letter-kerning="true" style:font-size-asian="12pt" style:font-style-asian="normal" style:font-weight-asian="bold" style:font-name-complex="Arial" style:font-size-complex="12pt" style:font-style-complex="normal" style:font-weight-complex="normal"/>
    </style:style>
    <style:style style:name="P6" style:family="paragraph" style:parent-style-name="Text_20_body">
      <style:paragraph-properties fo:text-align="justify" style:justify-single-word="false"/>
      <style:text-properties fo:font-variant="normal" fo:text-transform="none" style:font-name="Times New Roman1" fo:font-size="12pt" fo:language="es" fo:country="CR" fo:font-style="normal" fo:font-weight="bold" officeooo:rsid="000dbf46" officeooo:paragraph-rsid="000dbf46" style:letter-kerning="true" style:font-size-asian="14pt" style:font-style-asian="normal" style:font-weight-asian="bold" style:font-name-complex="Arial" style:font-size-complex="14pt" style:font-style-complex="normal" style:font-weight-complex="normal"/>
    </style:style>
    <style:style style:name="P7" style:family="paragraph" style:parent-style-name="Text_20_body">
      <style:paragraph-properties fo:text-align="justify" style:justify-single-word="false"/>
      <style:text-properties fo:font-variant="normal" fo:text-transform="none" style:font-name="Times New Roman1" fo:font-size="12pt" fo:language="es" fo:country="CR" fo:font-style="normal" fo:font-weight="bold" officeooo:rsid="000dbf46" officeooo:paragraph-rsid="0034a45d" style:letter-kerning="true" style:font-size-asian="14pt" style:font-style-asian="normal" style:font-weight-asian="bold" style:font-name-complex="Arial" style:font-size-complex="14pt" style:font-style-complex="normal" style:font-weight-complex="normal"/>
    </style:style>
    <style:style style:name="P8"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bold" officeooo:rsid="00277e78" officeooo:paragraph-rsid="00277e78" style:letter-kerning="true" style:font-size-asian="14pt" style:font-style-asian="normal" style:font-weight-asian="bold" style:font-name-complex="Arial" style:font-size-complex="14pt" style:font-style-complex="normal" style:font-weight-complex="normal"/>
    </style:style>
    <style:style style:name="P9"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bold" officeooo:rsid="00277e78" officeooo:paragraph-rsid="00287046" style:letter-kerning="true" style:font-size-asian="14pt" style:font-style-asian="normal" style:font-weight-asian="bold" style:font-name-complex="Arial" style:font-size-complex="14pt" style:font-style-complex="normal" style:font-weight-complex="normal"/>
    </style:style>
    <style:style style:name="P10"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bold" officeooo:rsid="0028d28f" officeooo:paragraph-rsid="0028d28f" style:letter-kerning="true" style:font-size-asian="14pt" style:font-style-asian="normal" style:font-weight-asian="bold" style:font-name-complex="Arial" style:font-size-complex="14pt" style:font-style-complex="normal" style:font-weight-complex="normal"/>
    </style:style>
    <style:style style:name="P11"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bold" officeooo:rsid="0017091c" officeooo:paragraph-rsid="002427a0" style:letter-kerning="true" style:font-size-asian="14pt" style:font-style-asian="normal" style:font-weight-asian="bold" style:font-name-complex="Arial" style:font-size-complex="14pt" style:font-style-complex="normal" style:font-weight-complex="normal"/>
    </style:style>
    <style:style style:name="P12"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0f62a0" officeooo:paragraph-rsid="000f62a0" style:letter-kerning="true" style:font-size-asian="14pt" style:font-style-asian="normal" style:font-weight-asian="normal" style:font-name-complex="Arial" style:font-size-complex="14pt" style:font-style-complex="normal" style:font-weight-complex="normal"/>
    </style:style>
    <style:style style:name="P13"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10f197" officeooo:paragraph-rsid="0010f197" style:letter-kerning="true" style:font-size-asian="14pt" style:font-style-asian="normal" style:font-weight-asian="normal" style:font-name-complex="Arial" style:font-size-complex="14pt" style:font-style-complex="normal" style:font-weight-complex="normal"/>
    </style:style>
    <style:style style:name="P14"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10f197" officeooo:paragraph-rsid="001233eb" style:letter-kerning="true" style:font-size-asian="14pt" style:font-style-asian="normal" style:font-weight-asian="normal" style:font-name-complex="Arial" style:font-size-complex="14pt" style:font-style-complex="normal" style:font-weight-complex="normal"/>
    </style:style>
    <style:style style:name="P15"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1233eb" officeooo:paragraph-rsid="001233eb" style:letter-kerning="true" style:font-size-asian="14pt" style:font-style-asian="normal" style:font-weight-asian="normal" style:font-name-complex="Arial" style:font-size-complex="14pt" style:font-style-complex="normal" style:font-weight-complex="normal"/>
    </style:style>
    <style:style style:name="P16"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2aeec1" officeooo:paragraph-rsid="002aeec1" style:letter-kerning="true" style:font-size-asian="14pt" style:font-style-asian="normal" style:font-weight-asian="normal" style:font-name-complex="Arial" style:font-size-complex="14pt" style:font-style-complex="normal" style:font-weight-complex="normal"/>
    </style:style>
    <style:style style:name="P17"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17091c" officeooo:paragraph-rsid="0017091c" style:letter-kerning="true" style:font-size-asian="14pt" style:font-style-asian="normal" style:font-weight-asian="normal" style:font-name-complex="Arial" style:font-size-complex="14pt" style:font-style-complex="normal" style:font-weight-complex="normal"/>
    </style:style>
    <style:style style:name="P18"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17091c" officeooo:paragraph-rsid="002c84b3" style:letter-kerning="true" style:font-size-asian="14pt" style:font-style-asian="normal" style:font-weight-asian="normal" style:font-name-complex="Arial" style:font-size-complex="14pt" style:font-style-complex="normal" style:font-weight-complex="normal"/>
    </style:style>
    <style:style style:name="P19"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1a7ad4" officeooo:paragraph-rsid="001a7ad4" style:letter-kerning="true" style:font-size-asian="14pt" style:font-style-asian="normal" style:font-weight-asian="normal" style:font-name-complex="Arial" style:font-size-complex="14pt" style:font-style-complex="normal" style:font-weight-complex="normal"/>
    </style:style>
    <style:style style:name="P20"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1e3ea6" officeooo:paragraph-rsid="001e3ea6" style:letter-kerning="true" style:font-size-asian="14pt" style:font-style-asian="normal" style:font-weight-asian="normal" style:font-name-complex="Arial" style:font-size-complex="14pt" style:font-style-complex="normal" style:font-weight-complex="normal"/>
    </style:style>
    <style:style style:name="P21"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1fde1d" officeooo:paragraph-rsid="001fde1d" style:letter-kerning="true" style:font-size-asian="14pt" style:font-style-asian="normal" style:font-weight-asian="normal" style:font-name-complex="Arial" style:font-size-complex="14pt" style:font-style-complex="normal" style:font-weight-complex="normal"/>
    </style:style>
    <style:style style:name="P22"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20fb76" officeooo:paragraph-rsid="0020fb76" style:letter-kerning="true" style:font-size-asian="14pt" style:font-style-asian="normal" style:font-weight-asian="normal" style:font-name-complex="Arial" style:font-size-complex="14pt" style:font-style-complex="normal" style:font-weight-complex="normal"/>
    </style:style>
    <style:style style:name="P23"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2427a0" officeooo:paragraph-rsid="002427a0" style:letter-kerning="true" style:font-size-asian="14pt" style:font-style-asian="normal" style:font-weight-asian="normal" style:font-name-complex="Arial" style:font-size-complex="14pt" style:font-style-complex="normal" style:font-weight-complex="normal"/>
    </style:style>
    <style:style style:name="P24"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2591f7" officeooo:paragraph-rsid="002591f7" style:letter-kerning="true" style:font-size-asian="14pt" style:font-style-asian="normal" style:font-weight-asian="normal" style:font-name-complex="Arial" style:font-size-complex="14pt" style:font-style-complex="normal" style:font-weight-complex="normal"/>
    </style:style>
    <style:style style:name="P25"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27493e" officeooo:paragraph-rsid="0027493e" style:letter-kerning="true" style:font-size-asian="14pt" style:font-style-asian="normal" style:font-weight-asian="normal" style:font-name-complex="Arial" style:font-size-complex="14pt" style:font-style-complex="normal" style:font-weight-complex="normal"/>
    </style:style>
    <style:style style:name="P26"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2c84b3" officeooo:paragraph-rsid="002c84b3" style:letter-kerning="true" style:font-size-asian="14pt" style:font-style-asian="normal" style:font-weight-asian="normal" style:font-name-complex="Arial" style:font-size-complex="14pt" style:font-style-complex="normal" style:font-weight-complex="normal"/>
    </style:style>
    <style:style style:name="P27"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2bc131" officeooo:paragraph-rsid="0028d28f" style:letter-kerning="true" style:font-size-asian="14pt" style:font-style-asian="normal" style:font-weight-asian="normal" style:font-name-complex="Arial" style:font-size-complex="14pt" style:font-style-complex="normal" style:font-weight-complex="normal"/>
    </style:style>
    <style:style style:name="P28"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3512d2" officeooo:paragraph-rsid="003512d2" style:letter-kerning="true" style:font-size-asian="14pt" style:font-style-asian="normal" style:font-weight-asian="normal" style:font-name-complex="Arial" style:font-size-complex="14pt" style:font-style-complex="normal" style:font-weight-complex="normal"/>
    </style:style>
    <style:style style:name="P29" style:family="paragraph" style:parent-style-name="Text_20_body">
      <style:paragraph-properties fo:text-align="justify" style:justify-single-word="false"/>
      <style:text-properties fo:font-variant="normal" fo:text-transform="none" style:font-name="Times New Roman1" fo:font-size="14pt" fo:language="es" fo:country="CR" fo:font-style="normal" fo:font-weight="normal" officeooo:rsid="002efd2e" officeooo:paragraph-rsid="002efd2e" style:letter-kerning="true" style:font-size-asian="14pt" style:font-style-asian="normal" style:font-weight-asian="normal" style:font-name-complex="Arial" style:font-size-complex="14pt" style:font-style-complex="normal" style:font-weight-complex="normal"/>
    </style:style>
    <style:style style:name="P30" style:family="paragraph" style:parent-style-name="Text_20_body">
      <style:paragraph-properties fo:text-align="justify" style:justify-single-word="false"/>
      <style:text-properties style:font-name="Times New Roman1" fo:font-size="14pt" officeooo:paragraph-rsid="002427a0" style:font-size-asian="14pt" style:font-size-complex="14pt"/>
    </style:style>
    <style:style style:name="P31" style:family="paragraph" style:parent-style-name="Heading_20_1">
      <style:paragraph-properties fo:text-align="end" style:justify-single-word="false"/>
      <style:text-properties fo:font-size="14pt" fo:language="es" fo:country="CR" officeooo:rsid="000c44d4" officeooo:paragraph-rsid="000c44d4" style:font-size-asian="14pt" style:font-size-complex="14pt"/>
    </style:style>
    <style:style style:name="P32" style:family="paragraph" style:parent-style-name="Heading_20_1">
      <style:text-properties style:font-name="Times New Roman1"/>
    </style:style>
    <style:style style:name="P33" style:family="paragraph" style:parent-style-name="Heading_20_1">
      <style:paragraph-properties fo:text-align="start" style:justify-single-word="false"/>
      <style:text-properties style:font-name="Times New Roman1" fo:font-size="14pt" fo:language="es" fo:country="CR" officeooo:rsid="000c44d4" officeooo:paragraph-rsid="000c44d4" style:font-size-asian="14pt" style:font-size-complex="14pt"/>
    </style:style>
    <style:style style:name="P34" style:family="paragraph" style:parent-style-name="TOCEntry">
      <style:text-properties fo:language="es" fo:country="CR" officeooo:paragraph-rsid="000c44d4"/>
    </style:style>
    <style:style style:name="P35" style:family="paragraph" style:parent-style-name="Standard">
      <style:text-properties fo:font-size="14pt" fo:language="es" fo:country="CR" fo:font-weight="bold" officeooo:paragraph-rsid="000c44d4" style:font-size-asian="14pt" style:font-weight-asian="bold"/>
    </style:style>
    <style:style style:name="P36" style:family="paragraph" style:parent-style-name="Standard">
      <style:paragraph-properties fo:text-align="justify" style:justify-single-word="false"/>
      <style:text-properties fo:font-variant="normal" fo:text-transform="none" style:font-name="Times New Roman1" fo:font-size="12pt" fo:language="es" fo:country="CR" fo:font-style="normal" fo:font-weight="normal" officeooo:rsid="000c44d4" officeooo:paragraph-rsid="000d3126" style:letter-kerning="true"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text-align="justify" style:justify-single-word="false"/>
      <style:text-properties fo:font-variant="normal" fo:text-transform="none" style:font-name="Times New Roman1" fo:font-size="12pt" fo:language="es" fo:country="CR" fo:font-style="normal" fo:font-weight="normal" officeooo:rsid="000c44d4" officeooo:paragraph-rsid="000c44d4" style:letter-kerning="true"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top="0.071cm" fo:margin-bottom="0.071cm" style:contextual-spacing="false"/>
      <style:text-properties fo:language="es" fo:country="CR" fo:font-weight="bold" officeooo:paragraph-rsid="000c44d4" style:font-weight-asian="bold"/>
    </style:style>
    <style:style style:name="P39" style:family="paragraph" style:parent-style-name="Standard">
      <style:paragraph-properties fo:margin-top="0.071cm" fo:margin-bottom="0.071cm" style:contextual-spacing="false" style:snap-to-layout-grid="false"/>
      <style:text-properties fo:language="es" fo:country="CR" fo:font-weight="bold" officeooo:paragraph-rsid="000c44d4" style:font-weight-asian="bold"/>
    </style:style>
    <style:style style:name="P40" style:family="paragraph" style:parent-style-name="Standard">
      <style:paragraph-properties fo:margin-top="0.071cm" fo:margin-bottom="0.071cm" style:contextual-spacing="false" style:snap-to-layout-grid="false"/>
      <style:text-properties fo:language="es" fo:country="CR" officeooo:paragraph-rsid="000c44d4"/>
    </style:style>
    <style:style style:name="P41" style:family="paragraph" style:parent-style-name="Subtitle">
      <style:paragraph-properties fo:text-align="end" style:justify-single-word="false"/>
      <style:text-properties fo:font-size="14pt" fo:language="es" fo:country="CR" officeooo:paragraph-rsid="000c44d4" style:font-size-asian="14pt" style:font-size-complex="14pt"/>
    </style:style>
    <style:style style:name="P42" style:family="paragraph" style:parent-style-name="ByLine">
      <style:paragraph-properties fo:text-align="end" style:justify-single-word="false"/>
      <style:text-properties fo:font-size="14pt" fo:language="es" fo:country="CR" officeooo:paragraph-rsid="000c44d4" style:font-size-asian="14pt" style:font-size-complex="14pt"/>
    </style:style>
    <style:style style:name="P43" style:family="paragraph" style:parent-style-name="ByLine">
      <style:paragraph-properties fo:text-align="start" style:justify-single-word="false"/>
      <style:text-properties fo:font-size="14pt" fo:language="es" fo:country="CR" officeooo:rsid="000c44d4" officeooo:paragraph-rsid="000c44d4" style:font-size-asian="14pt" style:font-size-complex="14pt"/>
    </style:style>
    <style:style style:name="P44" style:family="paragraph" style:parent-style-name="ByLine">
      <style:paragraph-properties fo:text-align="start" style:justify-single-word="false"/>
      <style:text-properties fo:font-size="14pt" fo:language="es" fo:country="CR" officeooo:rsid="00325a96" officeooo:paragraph-rsid="00325a96" style:font-size-asian="14pt" style:font-size-complex="14pt"/>
    </style:style>
    <style:style style:name="P45" style:family="paragraph" style:parent-style-name="Title">
      <style:paragraph-properties fo:text-align="end" style:justify-single-word="false"/>
      <style:text-properties fo:font-size="32pt" fo:language="es" fo:country="CR" officeooo:rsid="000c44d4" officeooo:paragraph-rsid="000c44d4" style:font-size-asian="32pt" style:font-size-complex="32pt"/>
    </style:style>
    <style:style style:name="P46" style:family="paragraph" style:parent-style-name="Title">
      <style:paragraph-properties fo:text-align="end" style:justify-single-word="false"/>
      <style:text-properties fo:font-size="32pt" fo:language="es" fo:country="CR" officeooo:paragraph-rsid="000c44d4" style:font-size-asian="32pt" style:font-size-complex="32pt"/>
    </style:style>
    <style:style style:name="P47" style:family="paragraph" style:parent-style-name="Title">
      <style:paragraph-properties fo:margin-top="0cm" fo:margin-bottom="0.706cm" style:contextual-spacing="false" fo:text-align="center" style:justify-single-word="false"/>
      <style:text-properties fo:font-size="32pt" fo:language="es" fo:country="CR" officeooo:paragraph-rsid="000c44d4" style:font-size-asian="32pt" style:font-size-complex="32pt"/>
    </style:style>
    <style:style style:name="P48" style:family="paragraph" style:parent-style-name="Title">
      <style:paragraph-properties fo:margin-top="0cm" fo:margin-bottom="0.706cm" style:contextual-spacing="false" fo:text-align="end" style:justify-single-word="false"/>
      <style:text-properties fo:font-size="32pt" fo:language="es" fo:country="CR" officeooo:paragraph-rsid="000c44d4" style:font-size-asian="32pt" style:font-size-complex="32pt"/>
    </style:style>
    <style:style style:name="P49" style:family="paragraph" style:parent-style-name="Table_20_Contents">
      <style:paragraph-properties fo:text-align="start" style:justify-single-word="false"/>
      <style:text-properties style:font-name="Times New Roman1" fo:font-size="12pt" fo:language="es" fo:country="CR" officeooo:paragraph-rsid="002c84b3" style:font-size-asian="12pt" style:font-name-complex="Arial" style:font-size-complex="12pt"/>
    </style:style>
    <style:style style:name="P50" style:family="paragraph" style:parent-style-name="Table_20_Contents">
      <style:paragraph-properties fo:margin-top="0cm" fo:margin-bottom="0.499cm" style:contextual-spacing="false"/>
      <style:text-properties style:font-name="Times New Roman1" fo:font-size="12pt" fo:language="es" fo:country="CR" style:font-size-asian="12pt" style:font-size-complex="12pt"/>
    </style:style>
    <style:style style:name="P51" style:family="paragraph" style:parent-style-name="Table_20_Contents">
      <style:paragraph-properties fo:margin-top="0cm" fo:margin-bottom="0.499cm" style:contextual-spacing="false"/>
      <style:text-properties style:font-name="Times New Roman1" fo:font-size="12pt" fo:language="es" fo:country="CR" officeooo:paragraph-rsid="002ef3db" style:font-size-asian="12pt" style:font-size-complex="12pt"/>
    </style:style>
    <style:style style:name="P52" style:family="paragraph" style:parent-style-name="Table_20_Contents">
      <style:paragraph-properties fo:margin-top="0cm" fo:margin-bottom="0.499cm" style:contextual-spacing="false"/>
      <style:text-properties style:font-name="Times New Roman1" fo:font-size="12pt" fo:language="es" fo:country="CR" officeooo:paragraph-rsid="002d1fdd" style:font-size-asian="12pt" style:font-size-complex="12pt"/>
    </style:style>
    <style:style style:name="P53" style:family="paragraph" style:parent-style-name="Table_20_Contents">
      <style:paragraph-properties fo:margin-top="0cm" fo:margin-bottom="0.499cm" style:contextual-spacing="false"/>
      <style:text-properties style:font-name="Times New Roman1" fo:font-size="12pt" fo:language="es" fo:country="CR" officeooo:paragraph-rsid="00103c93" style:font-size-asian="12pt" style:font-size-complex="12pt"/>
    </style:style>
    <style:style style:name="P54" style:family="paragraph" style:parent-style-name="Table_20_Contents">
      <style:paragraph-properties fo:margin-top="0cm" fo:margin-bottom="0.499cm" style:contextual-spacing="false" fo:text-align="start" style:justify-single-word="false"/>
      <style:text-properties style:font-name="Times New Roman1" fo:font-size="12pt" fo:language="es" fo:country="CR" style:font-size-asian="12pt" style:font-size-complex="12pt"/>
    </style:style>
    <style:style style:name="P55" style:family="paragraph" style:parent-style-name="Table_20_Contents">
      <style:paragraph-properties fo:margin-top="0cm" fo:margin-bottom="0.499cm" style:contextual-spacing="false" fo:text-align="justify" style:justify-single-word="false"/>
      <style:text-properties style:font-name="Times New Roman1" fo:font-size="12pt" fo:language="es" fo:country="CR" officeooo:paragraph-rsid="002c84b3" style:font-size-asian="12pt" style:font-name-complex="Arial" style:font-size-complex="12pt"/>
    </style:style>
    <style:style style:name="P56" style:family="paragraph" style:parent-style-name="Table_20_Contents">
      <style:paragraph-properties fo:margin-top="0cm" fo:margin-bottom="0.499cm" style:contextual-spacing="false" fo:text-align="justify" style:justify-single-word="false"/>
      <style:text-properties style:font-name="Times New Roman1" fo:font-size="12pt" fo:language="es" fo:country="CR" officeooo:paragraph-rsid="002d1fdd" style:font-size-asian="12pt" style:font-name-complex="Arial" style:font-size-complex="12pt"/>
    </style:style>
    <style:style style:name="P57" style:family="paragraph" style:parent-style-name="Table_20_Contents">
      <style:paragraph-properties fo:margin-top="0cm" fo:margin-bottom="0.499cm" style:contextual-spacing="false" fo:text-align="justify" style:justify-single-word="false"/>
      <style:text-properties style:font-name="Times New Roman1" fo:font-size="12pt" fo:language="es" fo:country="CR" officeooo:paragraph-rsid="002ef3db" style:font-size-asian="12pt" style:font-name-complex="Arial" style:font-size-complex="12pt"/>
    </style:style>
    <style:style style:name="P58" style:family="paragraph" style:parent-style-name="Table_20_Contents">
      <style:paragraph-properties fo:margin-top="0cm" fo:margin-bottom="0.499cm" style:contextual-spacing="false" fo:text-align="justify" style:justify-single-word="false"/>
      <style:text-properties style:font-name="Times New Roman1" fo:font-size="12pt" fo:language="es" fo:country="CR" officeooo:paragraph-rsid="002e3797" style:font-size-asian="12pt" style:font-name-complex="Arial" style:font-size-complex="12pt"/>
    </style:style>
    <style:style style:name="P59" style:family="paragraph" style:parent-style-name="Table_20_Contents">
      <style:paragraph-properties fo:margin-top="0cm" fo:margin-bottom="0.499cm" style:contextual-spacing="false" fo:text-align="justify" style:justify-single-word="false"/>
      <style:text-properties style:font-name="Times New Roman1" fo:font-size="12pt" fo:language="es" fo:country="CR" officeooo:rsid="002ef3db" officeooo:paragraph-rsid="002ef3db" style:font-size-asian="12pt" style:font-name-complex="Arial" style:font-size-complex="12pt"/>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Text_20_body">
      <style:paragraph-properties fo:text-align="justify" style:justify-single-word="false"/>
      <style:text-properties fo:font-variant="normal" fo:text-transform="none" style:font-name="Times New Roman1" fo:font-size="12pt" fo:language="es" fo:country="CR" fo:font-style="italic" fo:font-weight="bold" officeooo:rsid="0034a45d" officeooo:paragraph-rsid="0034a45d" style:letter-kerning="true" style:font-size-asian="14pt" style:font-style-asian="normal" style:font-weight-asian="bold" style:font-name-complex="Arial" style:font-size-complex="14pt" style:font-style-complex="normal" style:font-weight-complex="normal"/>
    </style:style>
    <style:style style:name="P63" style:family="paragraph" style:parent-style-name="Text_20_body">
      <style:paragraph-properties fo:text-align="justify" style:justify-single-word="false"/>
      <style:text-properties style:font-name="Times New Roman1" fo:font-size="14pt" officeooo:paragraph-rsid="002427a0" style:font-size-asian="14pt" style:font-size-complex="14pt"/>
    </style:style>
    <style:style style:name="P64" style:family="paragraph" style:parent-style-name="Heading_20_2">
      <style:text-properties style:font-name="Times New Roman1"/>
    </style:style>
    <style:style style:name="P65" style:family="paragraph" style:parent-style-name="Heading_20_2">
      <style:text-properties style:font-name="Times New Roman1" fo:font-size="14pt" style:font-size-asian="14pt" style:font-size-complex="14pt"/>
    </style:style>
    <style:style style:name="P66" style:family="paragraph" style:parent-style-name="Heading_20_2">
      <style:text-properties style:font-name="Times New Roman1" fo:font-size="14pt" fo:font-weight="bold" officeooo:rsid="0017091c" style:font-size-asian="14pt" style:font-weight-asian="bold" style:font-size-complex="14pt"/>
    </style:style>
    <style:style style:name="P67" style:family="paragraph" style:parent-style-name="Heading_20_2">
      <style:paragraph-properties fo:text-align="justify" style:justify-single-word="false"/>
      <style:text-properties fo:font-variant="normal" fo:text-transform="none" style:font-name="Times New Roman1" fo:font-size="14pt" fo:language="es" fo:country="CR" fo:font-style="normal" fo:font-weight="bold" officeooo:rsid="000c44d4" officeooo:paragraph-rsid="000d5ef7" style:letter-kerning="true" style:font-size-asian="14pt" style:font-style-asian="normal" style:font-weight-asian="bold" style:font-name-complex="Arial" style:font-size-complex="14pt" style:font-style-complex="normal" style:font-weight-complex="normal"/>
    </style:style>
    <style:style style:name="T1" style:family="text">
      <style:text-properties officeooo:rsid="000c44d4"/>
    </style:style>
    <style:style style:name="T2" style:family="text">
      <style:text-properties fo:font-variant="normal" fo:text-transform="none"/>
    </style:style>
    <style:style style:name="T3" style:family="text">
      <style:text-properties fo:font-variant="normal" fo:text-transform="none" fo:font-size="14pt" fo:font-style="normal" fo:font-weight="bold" style:letter-kerning="true" style:font-size-asian="14pt" style:font-style-asian="normal" style:font-weight-asian="bold" style:font-name-complex="Arial" style:font-size-complex="14pt" style:font-style-complex="normal" style:font-weight-complex="normal"/>
    </style:style>
    <style:style style:name="T4" style:family="text">
      <style:text-properties fo:font-variant="normal" fo:text-transform="none" fo:font-size="14pt" fo:font-style="normal" fo:font-weight="bold" officeooo:rsid="000c44d4" style:letter-kerning="true" style:font-size-asian="14pt" style:font-style-asian="normal" style:font-weight-asian="bold" style:font-name-complex="Arial" style:font-size-complex="14pt" style:font-style-complex="normal" style:font-weight-complex="normal"/>
    </style:style>
    <style:style style:name="T5" style:family="text">
      <style:text-properties officeooo:rsid="00022dc7"/>
    </style:style>
    <style:style style:name="T6" style:family="text">
      <style:text-properties officeooo:rsid="0013d0a0"/>
    </style:style>
    <style:style style:name="T7" style:family="text">
      <style:text-properties officeooo:rsid="001233eb"/>
    </style:style>
    <style:style style:name="T8" style:family="text">
      <style:text-properties officeooo:rsid="0018d55c"/>
    </style:style>
    <style:style style:name="T9" style:family="text">
      <style:text-properties officeooo:rsid="001b89b0"/>
    </style:style>
    <style:style style:name="T10" style:family="text">
      <style:text-properties officeooo:rsid="0020fb76"/>
    </style:style>
    <style:style style:name="T11" style:family="text">
      <style:text-properties officeooo:rsid="0022c9ed"/>
    </style:style>
    <style:style style:name="T12" style:family="text">
      <style:text-properties officeooo:rsid="002427a0"/>
    </style:style>
    <style:style style:name="T13" style:family="text">
      <style:text-properties officeooo:rsid="00277e78"/>
    </style:style>
    <style:style style:name="T14" style:family="text">
      <style:text-properties fo:font-weight="normal" style:font-weight-asian="normal"/>
    </style:style>
    <style:style style:name="T15" style:family="text">
      <style:text-properties fo:font-weight="normal" officeooo:rsid="0028d28f" style:font-weight-asian="normal"/>
    </style:style>
    <style:style style:name="T16" style:family="text">
      <style:text-properties fo:font-weight="normal" officeooo:rsid="002bc131" style:font-weight-asian="normal"/>
    </style:style>
    <style:style style:name="T17" style:family="text">
      <style:text-properties officeooo:rsid="002c84b3"/>
    </style:style>
    <style:style style:name="T18" style:family="text">
      <style:text-properties officeooo:rsid="002d1fdd"/>
    </style:style>
    <style:style style:name="T19" style:family="text">
      <style:text-properties officeooo:rsid="000ea0c5"/>
    </style:style>
    <style:style style:name="T20" style:family="text">
      <style:text-properties officeooo:rsid="002ef3db"/>
    </style:style>
    <style:style style:name="T21" style:family="text">
      <style:text-properties officeooo:rsid="000d4f17"/>
    </style:style>
    <style:style style:name="T22" style:family="text">
      <style:text-properties officeooo:rsid="000bca11"/>
    </style:style>
    <style:style style:name="T23" style:family="text">
      <style:text-properties officeooo:rsid="0009f101"/>
    </style:style>
    <style:style style:name="T24" style:family="text">
      <style:text-properties style:font-name="Times New Roman1" fo:language="es" fo:country="CR"/>
    </style:style>
    <style:style style:name="T25" style:family="text">
      <style:text-properties style:font-name="Times New Roman1" fo:language="es" fo:country="CR" fo:font-style="italic"/>
    </style:style>
    <style:style style:name="T26" style:family="text">
      <style:text-properties style:font-name="Times New Roman1" fo:language="es" fo:country="CR" fo:font-style="italic" officeooo:rsid="00325a96"/>
    </style:style>
    <style:style style:name="T27" style:family="text">
      <style:text-properties style:font-name-complex="Arial"/>
    </style:style>
    <style:style style:name="T28" style:family="text">
      <style:text-properties officeooo:rsid="002c84b3" style:font-name-complex="Arial"/>
    </style:style>
    <style:style style:name="T29" style:family="text">
      <style:text-properties officeooo:rsid="002ef3db" style:font-name-complex="Arial"/>
    </style:style>
    <style:style style:name="T30" style:family="text">
      <style:text-properties officeooo:rsid="002d1fdd" style:font-name-complex="Arial"/>
    </style:style>
    <style:style style:name="T31" style:family="text">
      <style:text-properties officeooo:rsid="00355d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 text:c="2"/>Especificación de <text:s text:c="15"/>requerimientos de software</text:p>
      <text:p text:style-name="P47"/>
      <text:p text:style-name="P48">Para</text:p>
      <text:p text:style-name="P46"/>
      <text:p text:style-name="P46">Control <text:s/>Pos-cosecha</text:p>
      <text:p text:style-name="P41"/>
      <text:p text:style-name="P42">Versión 1.0 Beta</text:p>
      <text:p text:style-name="P42"/>
      <text:p text:style-name="P42">Preparado por Maikol P.A – Rony O</text:p>
      <text:p text:style-name="P42"/>
      <text:p text:style-name="P42">M&amp;R</text:p>
      <text:p text:style-name="P42"/>
      <text:p text:style-name="P42">0<text:span text:style-name="T1">9</text:span>/0<text:span text:style-name="T1">6</text:span>/2014</text:p>
      <text:p text:style-name="P42"/>
      <text:p text:style-name="P42"/>
      <text:p text:style-name="P42"/>
      <text:p text:style-name="P42"/>
      <text:p text:style-name="P42"><text:soft-page-break/></text:p>
      <text:p text:style-name="P4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60">1. Introducción<text:tab/>3</text:p>
          <text:p text:style-name="P61"><text:a xlink:type="simple" xlink:href="#__RefHeading__7274_2036135867" text:style-name="Index_20_Link" text:visited-style-name="Index_20_Link">1.1 Propósito<text:tab/>3</text:a></text:p>
          <text:p text:style-name="P61"><text:a xlink:type="simple" xlink:href="#__RefHeading__7276_2036135867" text:style-name="Index_20_Link" text:visited-style-name="Index_20_Link">1.2 Alcances del proyecto y características del producto<text:tab/>3</text:a></text:p>
          <text:p text:style-name="P61"><text:a xlink:type="simple" xlink:href="#__RefHeading__7278_2036135867" text:style-name="Index_20_Link" text:visited-style-name="Index_20_Link">1.3 Definiciones,Siglas y abreviaturas<text:tab/>3</text:a></text:p>
          <text:p text:style-name="P61"><text:a xlink:type="simple" xlink:href="#__RefHeading__7280_2036135867" text:style-name="Index_20_Link" text:visited-style-name="Index_20_Link">1.4 Referencias<text:tab/>3</text:a></text:p>
          <text:p text:style-name="P60">2 descripción General<text:tab/>4</text:p>
          <text:p text:style-name="P61"><text:a xlink:type="simple" xlink:href="#__RefHeading__7282_2036135867" text:style-name="Index_20_Link" text:visited-style-name="Index_20_Link">2.1 Perspectivas del producto<text:tab/>4</text:a></text:p>
          <text:p text:style-name="P61"><text:a xlink:type="simple" xlink:href="#__RefHeading__7284_2036135867" text:style-name="Index_20_Link" text:visited-style-name="Index_20_Link">2.2 Tipos de usuarios y características<text:tab/>4</text:a></text:p>
          <text:p text:style-name="P61"><text:a xlink:type="simple" xlink:href="#__RefHeading__7286_2036135867" text:style-name="Index_20_Link" text:visited-style-name="Index_20_Link">2.3 Ambiente operativo<text:tab/>4</text:a></text:p>
          <text:p text:style-name="P61"><text:a xlink:type="simple" xlink:href="#__RefHeading__7288_2036135867" text:style-name="Index_20_Link" text:visited-style-name="Index_20_Link">2.4 Restricciones de Diseño e implementación<text:tab/>5</text:a></text:p>
          <text:p text:style-name="P61"><text:a xlink:type="simple" xlink:href="#__RefHeading__7290_2036135867" text:style-name="Index_20_Link" text:visited-style-name="Index_20_Link">2.5 Documentación de usuario<text:tab/>5</text:a></text:p>
          <text:p text:style-name="P61"><text:a xlink:type="simple" xlink:href="#__RefHeading__7292_2036135867" text:style-name="Index_20_Link" text:visited-style-name="Index_20_Link">2.6 suposiciones y dependencias<text:tab/>5</text:a></text:p>
          <text:p text:style-name="P60">3. Características del sistema<text:tab/>5</text:p>
          <text:p text:style-name="P61"><text:a xlink:type="simple" xlink:href="#__RefHeading__7294_2036135867" text:style-name="Index_20_Link" text:visited-style-name="Index_20_Link">3.1 Descripción y prioridades<text:tab/>5</text:a></text:p>
          <text:p text:style-name="P61"><text:a xlink:type="simple" xlink:href="#__RefHeading__7296_2036135867" text:style-name="Index_20_Link" text:visited-style-name="Index_20_Link">3.2 Requerimientos Funcionales<text:tab/>6</text:a></text:p>
          <text:p text:style-name="P60">4 Requerimientos de interfaz externa<text:tab/>12</text:p>
          <text:p text:style-name="P61"><text:a xlink:type="simple" xlink:href="#__RefHeading__7298_2036135867" text:style-name="Index_20_Link" text:visited-style-name="Index_20_Link">4.1 Interfaces de usuarios<text:tab/>12</text:a></text:p>
          <text:p text:style-name="P61"><text:a xlink:type="simple" xlink:href="#__RefHeading__7300_2036135867" text:style-name="Index_20_Link" text:visited-style-name="Index_20_Link">4.2 Interfaz de hardware<text:tab/>12</text:a></text:p>
          <text:p text:style-name="P61"><text:a xlink:type="simple" xlink:href="#__RefHeading__7302_2036135867" text:style-name="Index_20_Link" text:visited-style-name="Index_20_Link">4.3 Interfaces de software<text:tab/>12</text:a></text:p>
          <text:p text:style-name="P61"><text:a xlink:type="simple" xlink:href="#__RefHeading__7304_2036135867" text:style-name="Index_20_Link" text:visited-style-name="Index_20_Link">4.4 Interfaces de comunicación<text:tab/>15</text:a></text:p>
          <text:p text:style-name="P60">5. Otros requerimientos no funcionales<text:tab/>15</text:p>
          <text:p text:style-name="P61"><text:a xlink:type="simple" xlink:href="#__RefHeading__7306_2036135867" text:style-name="Index_20_Link" text:visited-style-name="Index_20_Link">5.1 requerimientos de ejecución<text:tab/>15</text:a></text:p>
          <text:p text:style-name="P61"><text:a xlink:type="simple" xlink:href="#__RefHeading__7308_2036135867" text:style-name="Index_20_Link" text:visited-style-name="Index_20_Link">5.2 Requerimientos de seguridad<text:tab/>15</text:a></text:p>
          <text:p text:style-name="P61"><text:a xlink:type="simple" xlink:href="#__RefHeading__7730_2036135867" text:style-name="Index_20_Link" text:visited-style-name="Index_20_Link">5.3 Requerimientos de seguridad y acceso<text:tab/>15</text:a></text:p>
          <text:p text:style-name="P61"><text:a xlink:type="simple" xlink:href="#__RefHeading__7312_2036135867" text:style-name="Index_20_Link" text:visited-style-name="Index_20_Link">5.4 Atributos de la calidad del software<text:tab/>16</text:a></text:p>
        </text:index-body>
      </text:table-of-content>
      <text:p text:style-name="P44"/>
      <text:p text:style-name="P43"/>
      <text:p text:style-name="P43"/>
      <text:p text:style-name="P43"/>
      <text:p text:style-name="P43"/>
      <text:p text:style-name="P43"/>
      <text:p text:style-name="P43"/>
      <text:p text:style-name="P43"/>
      <text:p text:style-name="P34"><text:soft-page-break/>Revisión Histórica</text:p>
      <text:p text:style-name="P35"/>
      <text:p text:style-name="P3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8">Nombre</text:p>
          </table:table-cell>
          <table:table-cell table:style-name="Tabla2.B1" office:value-type="string">
            <text:p text:style-name="P38">Fecha</text:p>
          </table:table-cell>
          <table:table-cell table:style-name="Tabla2.B1" office:value-type="string">
            <text:p text:style-name="P38">Razón de los cambios</text:p>
          </table:table-cell>
          <table:table-cell table:style-name="Tabla2.D1" office:value-type="string">
            <text:p text:style-name="P38">Versión</text:p>
          </table:table-cell>
        </table:table-row>
        <table:table-row table:style-name="Tabla2.1">
          <table:table-cell table:style-name="Tabla2.A2" office:value-type="string">
            <text:p text:style-name="P39"/>
          </table:table-cell>
          <table:table-cell table:style-name="Tabla2.B2" office:value-type="string">
            <text:p text:style-name="P40"/>
          </table:table-cell>
          <table:table-cell table:style-name="Tabla2.B2" office:value-type="string">
            <text:p text:style-name="P40"/>
          </table:table-cell>
          <table:table-cell table:style-name="Tabla2.D2" office:value-type="string">
            <text:p text:style-name="P40"/>
          </table:table-cell>
        </table:table-row>
        <table:table-row table:style-name="Tabla2.1">
          <table:table-cell table:style-name="Tabla2.A3" office:value-type="string">
            <text:p text:style-name="P40"/>
          </table:table-cell>
          <table:table-cell table:style-name="Tabla2.B3" office:value-type="string">
            <text:p text:style-name="P40"/>
          </table:table-cell>
          <table:table-cell table:style-name="Tabla2.B3" office:value-type="string">
            <text:p text:style-name="P40"/>
          </table:table-cell>
          <table:table-cell table:style-name="Tabla2.D3" office:value-type="string">
            <text:p text:style-name="P40"/>
          </table:table-cell>
        </table:table-row>
      </table:table>
      <text:p text:style-name="P31"/>
      <text:p text:style-name="P33"><text:bookmark text:name="_Toc29101483"/><text:bookmark text:name="_Toc439994665"/><text:toc-mark-start text:id="IMark83674612" text:outline-level="1"/>1.<text:span text:style-name="T2"> Introducción</text:span><text:toc-mark-end text:id="IMark83674612"/></text:p>
      <text:h text:style-name="P65" text:outline-level="2"><text:bookmark-start text:name="__RefHeading__7274_2036135867"/>1.1 Propósito<text:bookmark-end text:name="__RefHeading__7274_2036135867"/></text:h>
      <text:p text:style-name="P36">El siguiente documento de especificación de requerimientos de software presenta los diferentes requisitos funcionales y no funcionales relacionados con la Versión 1.0 Beta de control pos-cosecha, este documento tiene como objetivo proporcionar la información <text:s/>necesaria para la correcta implementación del software a desarrollar.</text:p>
      <text:p text:style-name="P37"/>
      <text:h text:style-name="P65" text:outline-level="2"><text:bookmark-start text:name="__RefHeading__7276_2036135867"/>1.2 Alcances del proyecto y características del producto<text:bookmark-end text:name="__RefHeading__7276_2036135867"/></text:h>
      <text:p text:style-name="P3">Se espera crear el sistema completamente en un plazo no mayor a año y medio adem<text:span text:style-name="T5">á</text:span>s que el mismo funcione correctamente, y <text:span text:style-name="T6">así</text:span> lograr satisfacer la necesidad, complacer al empresario y posicionar el software creado como motor en t<text:span text:style-name="T5">é</text:span>rminos de pos-cosecha en el sector productivo exportador empresarial <text:s/><text:span text:style-name="T6">básicamente</text:span> en el control de <text:span text:style-name="T6">plantas empacadoras de </text:span>piñ<text:span text:style-name="T6">a, todas las características del producto se encuentran con mas detalle en el documento de visión y alcance</text:span>.</text:p>
      <text:h text:style-name="P67" text:outline-level="2"><text:bookmark-start text:name="__RefHeading__7278_2036135867"/>1.3 Definiciones,Siglas y abreviaturas<text:bookmark-end text:name="__RefHeading__7278_2036135867"/></text:h>
      <text:p text:style-name="P28">RN=regla de negocio</text:p>
      <text:p text:style-name="P29">CU= Caso de uso</text:p>
      <text:p text:style-name="P29">SD= suposiciones y dependencias</text:p>
      <text:p text:style-name="P29">RE= requerimiento de ejecución</text:p>
      <text:p text:style-name="P29">RSA= requerimiento de seguridad y acceso</text:p>
      <text:p text:style-name="P29">UI= interfaz de usuario.</text:p>
      <text:p text:style-name="P29"/>
      <text:p text:style-name="P29"/>
      <text:h text:style-name="P64" text:outline-level="2"><text:bookmark-start text:name="__RefHeading__7280_2036135867"/><text:soft-page-break/><text:span text:style-name="T4">1.</text:span><text:span text:style-name="T3">4 Referencias</text:span><text:bookmark-end text:name="__RefHeading__7280_2036135867"/></text:h>
      <text:p text:style-name="P1"><text:span text:style-name="T24">Wiegers, Karl. </text:span><text:span text:style-name="T25">Cafeteria Ordering System Vision and Scope Document</text:span><text:span text:style-name="T24">, </text:span><text:a xlink:type="simple" xlink:href="http://www.processimpact.com/projects/COS/COS_vision_and_scope.doc"><text:span text:style-name="T24">www.processimpact.com/projects/COS/COS_vision_and_scope.doc</text:span></text:a><text:span text:style-name="T24"> .</text:span></text:p>
      <text:p text:style-name="P6"/>
      <text:p text:style-name="P2"><text:span text:style-name="T24">Wiegers, Karl. </text:span><text:span text:style-name="T25">Cafeteria Ordering System </text:span><text:span text:style-name="T26">Business Rules</text:span><text:span text:style-name="T25"> Document</text:span></text:p>
      <text:p text:style-name="P62">Maikol P <text:s/>Rony O.Sistema control pos-cosecha documento Reglas de negocio.</text:p>
      <text:p text:style-name="P62">Maikol P <text:s/>Rony O.Sistema control pos-cosecha documento Visión y alcance.</text:p>
      <text:p text:style-name="P62">Maikol P <text:s/>Rony O.Sistema control pos-cosecha documento Casos de uso.</text:p>
      <text:p text:style-name="P7"/>
      <text:p text:style-name="P32"><text:toc-mark-start text:id="IMark83674612" text:outline-level="1"/>2 descripción General<text:toc-mark-end text:id="IMark83674612"/></text:p>
      <text:h text:style-name="P65" text:outline-level="2"><text:bookmark-start text:name="__RefHeading__7282_2036135867"/>2.1 Perspectivas del producto<text:bookmark-end text:name="__RefHeading__7282_2036135867"/></text:h>
      <text:p text:style-name="P12">El sistema de control pos-cosecha viene a proponer una mejor forma de gestionar las deferentes operaciones que se llevan a cabo en una planta empacadora, sustituyendo las actuales herramientas que se utilizan tanto para almacenar la información como el ambiente gráfico, con las diferentes versiones se espera crear un sistema completo que integre todas los módulos que están presentes en una planta.</text:p>
      <text:p text:style-name="P12"/>
      <text:h text:style-name="P65" text:outline-level="2"><text:bookmark-start text:name="__RefHeading__7284_2036135867"/>2.2 Tipos de usuarios y características<text:bookmark-end text:name="__RefHeading__7284_2036135867"/></text:h>
      <text:p text:style-name="P13">Encargado de facturación: <text:span text:style-name="T11">Este encargado es una única persona que tiene a cargo diferentes funciones que incluye registro de productores, generación de facturas, llevar a cabo el registro de fruta en planta, registro de cortes, registros de fruta entrante y llevar el control de las estimaciones de los productores.</text:span></text:p>
      <text:p text:style-name="P13">Encargado de logística: <text:span text:style-name="T12">Este encargado es una única persona que realiza funciones específicas relacionadas con el registro de contenedores, registros de la fruta que se encuentra en planta, registros de clientes y registros de paletas.</text:span></text:p>
      <text:p text:style-name="P13">Encargado de Calidad: <text:span text:style-name="T12">Única persona encargada de lleva a cabo los diferentes registros de las cualidades de la fruta que se empaca y genera una boleta de calidad.</text:span></text:p>
      <text:p text:style-name="P13"/>
      <text:h text:style-name="P65" text:outline-level="2"><text:bookmark-start text:name="__RefHeading__7286_2036135867"/><text:soft-page-break/>2.3 Ambiente operativo<text:bookmark-end text:name="__RefHeading__7286_2036135867"/></text:h>
      <text:p text:style-name="P13">El sistema de control pos-cosecha correrá en ambiente windows en versiones de windows 7 y posteriores en sus diferentes arquitecturas(32 bits, 64 bits).</text:p>
      <text:p text:style-name="P15">El framework que se necesita para la correcta funcionalidad del programa se debe contar con jdk versión 6 o posteriores</text:p>
      <text:p text:style-name="P13">El <text:span text:style-name="T7">entorno de desarrollo</text:span> a emplear para desarrollar la aplicación será netbeans <text:span text:style-name="T7">o eclipse</text:span> ya que ofrece una serie de facilidades.</text:p>
      <text:p text:style-name="P13"/>
      <text:h text:style-name="P65" text:outline-level="2"><text:bookmark-start text:name="__RefHeading__7288_2036135867"/>2.4 Restricciones de Diseño e implementación<text:bookmark-end text:name="__RefHeading__7288_2036135867"/></text:h>
      <text:p text:style-name="P14">El <text:span text:style-name="T7">motor</text:span> de bases de datos a utilizar es Mysql.</text:p>
      <text:p text:style-name="P15">El lenguaje a utilizar es java cumpliendo con la estandarización 7.0</text:p>
      <text:p text:style-name="P15"/>
      <text:h text:style-name="P65" text:outline-level="2"><text:bookmark-start text:name="__RefHeading__7290_2036135867"/>2.5 Documentación de usuario<text:bookmark-end text:name="__RefHeading__7290_2036135867"/></text:h>
      <text:p text:style-name="P16">El documento de ayuda se puede visualizar desde la aplicación yendo a la esquina superior derecha de todas las ventanas, este documento se encuentra en formato html.</text:p>
      <text:h text:style-name="P65" text:outline-level="2"><text:bookmark-start text:name="__RefHeading__7292_2036135867"/>2.6 suposiciones y dependencias<text:bookmark-end text:name="__RefHeading__7292_2036135867"/></text:h>
      <text:p text:style-name="P17"><text:span text:style-name="T17">SD</text:span>-1: El encargado de realizar las diferentes operaciones correspondiente a su módulo está debidamente capacitado para el adecuado uso del sistema.</text:p>
      <text:p text:style-name="P17"><text:span text:style-name="T17">SD</text:span>-2: <text:span text:style-name="T8">Los requisitos del ordenador son los necesarios para que el sistema se ejecute bien.</text:span></text:p>
      <text:p text:style-name="P19"><text:span text:style-name="T17">SD</text:span>-1: El correcto funcionamiento del sistema depende del correcto funcionamiento del ordenador.</text:p>
      <text:p text:style-name="P19"><text:span text:style-name="T17">SD</text:span>-<text:span text:style-name="T9">2</text:span>: <text:span text:style-name="T9">El resultado de las diferentes consultas que se realizan en el sistema depende del correcto registro de los datos almacenados en la base de datos.</text:span></text:p>
      <text:p text:style-name="P32"><text:soft-page-break/><text:toc-mark-start text:id="IMark83674612" text:outline-level="1"/>3. Características del sistema<text:toc-mark-end text:id="IMark83674612"/></text:p>
      <text:h text:style-name="P65" text:outline-level="2"><text:bookmark-start text:name="__RefHeading__7294_2036135867"/>3.1 Descripción y prioridades<text:bookmark-end text:name="__RefHeading__7294_2036135867"/></text:h>
      <text:p text:style-name="P20">Proceso de verificación del encargado por medio de su usuario y contraseña. prioridad=alta.</text:p>
      <text:p text:style-name="P20">El ingreso correcto de los datos a la hora de realizar procesos de inserción de datos a guardar en base de datos. prioridad=alta.</text:p>
      <text:p text:style-name="P20"/>
      <text:h text:style-name="P65" text:outline-level="2"><text:bookmark-start text:name="__RefHeading__7296_2036135867"/>3.<text:span text:style-name="T31">2</text:span> Requerimientos Funcionales<text:bookmark-end text:name="__RefHeading__7296_2036135867"/></text:h>
      <text:p text:style-name="P4"/>
      <text:p text:style-name="P4"/>
      <table:table table:name="Tabla1" table:style-name="Tabla1">
        <table:table-column table:style-name="Tabla1.A"/>
        <table:table-column table:style-name="Tabla1.B"/>
        <table:table-row>
          <table:table-cell table:style-name="Tabla1.A1" office:value-type="string">
            <text:p text:style-name="P49">Registrar productor</text:p>
          </table:table-cell>
          <table:table-cell table:style-name="Tabla1.B1" office:value-type="string">
            <text:p text:style-name="P55">El encargado de facturación es el responsable de llevar el control de registros del productor, para esto necesita ingresar al sistema, dirigirse a la ventana de registrar productor, llenar lo indicado y presionar el botón de aceptar. <text:span text:style-name="T17">Se describe con mas detalle en el documento casos de uso </text:span>CU-01.</text:p>
          </table:table-cell>
        </table:table-row>
        <table:table-row>
          <table:table-cell table:style-name="Tabla1.A2" office:value-type="string">
            <text:p text:style-name="P54"><text:s/>Eliminar Productor</text:p>
          </table:table-cell>
          <table:table-cell table:style-name="Tabla1.B2" office:value-type="string">
            <text:p text:style-name="P52">El encargado de facturación es el responsable de llevar el control de registros del productor, para eliminar un productor el encargado debe ingresar al sistema dirigirse a la ventana de eliminar productor llenar <text:s/>la información solicitada y presionar aceptar. <text:span text:style-name="T28">Se describe con mas detalle en el documento casos de uso </text:span><text:span text:style-name="T27">CU-0</text:span><text:span text:style-name="T30">2.</text:span></text:p>
          </table:table-cell>
        </table:table-row>
        <table:table-row>
          <table:table-cell table:style-name="Tabla1.A2" office:value-type="string">
            <text:p text:style-name="P50">Modificar Productor</text:p>
          </table:table-cell>
          <table:table-cell table:style-name="Tabla1.B2" office:value-type="string">
            <text:p text:style-name="P56">El encargado de facturación es el responsable de llevar el control de registros del productor para modificar un productor el encargado debe de ingresar al sistema dirigirse a la ventana de modificar productor llenar la información solicitada y presionar aceptar. <text:span text:style-name="T17">Se describe con mas detalle en el documento casos de uso </text:span>CU-0<text:span text:style-name="T18">3.</text:span></text:p>
          </table:table-cell>
        </table:table-row>
        <table:table-row>
          <table:table-cell table:style-name="Tabla1.A2" office:value-type="string">
            <text:p text:style-name="P56">Registrar Contenedor</text:p>
          </table:table-cell>
          <table:table-cell table:style-name="Tabla1.B2" office:value-type="string">
            <text:p text:style-name="P52">El encargado de logística es el responsable de llevar el control de registros <text:s/>de contenedores para registrar un contenedor el encargado debe ingresar <text:soft-page-break/>al sistema , dirigirse a la ventana de registrar contenedor y presionar aceptar. <text:span text:style-name="T28">Se describe con mas detalle en el documento casos de uso </text:span><text:span text:style-name="T27">CU-0</text:span><text:span text:style-name="T30">4.</text:span></text:p>
          </table:table-cell>
        </table:table-row>
        <table:table-row>
          <table:table-cell table:style-name="Tabla1.A2" office:value-type="string">
            <text:p text:style-name="P56">Eliminar Contenedor</text:p>
          </table:table-cell>
          <table:table-cell table:style-name="Tabla1.B2" office:value-type="string">
            <text:p text:style-name="P57">El encargado de logística es el responsable de llevar el control de registros <text:s/>de los contenedores para eliminar un contenedor el encargado debe de ingresar al sistema dirigirse a la venta de eliminar contenedor llenar los datos y presiona aceptar. <text:span text:style-name="T17">Se describe con mas detalle en el documento casos de uso </text:span>CU-0<text:span text:style-name="T20">5.</text:span></text:p>
          </table:table-cell>
        </table:table-row>
        <table:table-row>
          <table:table-cell table:style-name="Tabla1.A2" office:value-type="string">
            <text:p text:style-name="P50">Modificar Contenedor</text:p>
          </table:table-cell>
          <table:table-cell table:style-name="Tabla1.B2" office:value-type="string">
            <text:p text:style-name="P57">El encargado de logística es el responsable de llevar el control de registros <text:s/>de los contenedores para modificar un contenedor el encargado debe de ingresar al sistema dirigirse a la ventana <text:s/>de modificar contenedor , llenar con la información deseada los campos y presionar aceptar. <text:span text:style-name="T17">Se describe con mas detalle en el documento casos de uso </text:span>CU-0<text:span text:style-name="T20">6.</text:span></text:p>
          </table:table-cell>
        </table:table-row>
        <table:table-row>
          <table:table-cell table:style-name="Tabla1.A2" office:value-type="string">
            <text:p text:style-name="P56">Boleta Calidad</text:p>
          </table:table-cell>
          <table:table-cell table:style-name="Tabla1.B2" office:value-type="string">
            <text:p text:style-name="P57">El encargado de calidad es el responsable de generar las respectivas boletas de calidad para lo cual ingresa al sistema luego se dirige a la ventana boleta de calidad y presiona aceptar. <text:span text:style-name="T17">Se describe con mas detalle en el documento casos de uso </text:span>CU-0<text:span text:style-name="T20">7.</text:span></text:p>
          </table:table-cell>
        </table:table-row>
        <table:table-row>
          <table:table-cell table:style-name="Tabla1.A2" office:value-type="string">
            <text:p text:style-name="P56">Facturación para Productor</text:p>
          </table:table-cell>
          <table:table-cell table:style-name="Tabla1.B2" office:value-type="string">
            <text:p text:style-name="P51">El encargado de facturación es el responsable de generar las respectivas facturas a los productores para esto ingresa al sistema se dirige a la opción de facturación llena los datos solicitados y presiona aceptar. <text:span text:style-name="T28">Se describe con mas detalle en el documento casos de uso </text:span><text:span text:style-name="T27">CU-0</text:span><text:span text:style-name="T29">8.</text:span></text:p>
          </table:table-cell>
        </table:table-row>
        <table:table-row>
          <table:table-cell table:style-name="Tabla1.A2" office:value-type="string">
            <text:p text:style-name="P56">Registro a Cámara</text:p>
          </table:table-cell>
          <table:table-cell table:style-name="Tabla1.B2" office:value-type="string">
            <text:p text:style-name="P51">El encargado de logística es el responsables de controlar los registros de la cámara de enfriamiento para realizar un registro a cámara el encargado ingresa al sistema se dirige a la opción de registro a cámara llena los campos con la información necesaria y presiona aceptar. <text:span text:style-name="T28">Se describe con mas detalle en el documento casos de uso </text:span><text:span text:style-name="T27">CU-0</text:span><text:span text:style-name="T29">9.</text:span></text:p>
          </table:table-cell>
        </table:table-row>
        <text:soft-page-break/>
        <table:table-row>
          <table:table-cell table:style-name="Tabla1.A2" office:value-type="string">
            <text:p text:style-name="P56"><text:s/>Eliminar de Cámara</text:p>
          </table:table-cell>
          <table:table-cell table:style-name="Tabla1.B2" office:value-type="string">
            <text:p text:style-name="P57">El encargado de logística es el responsables de controlar los registros de la cámara de enfriamiento para eliminar registros de cámara el encargado debe ingresar al sistema dirigirse a la venta de eliminar de cámara y presionar aceptar. <text:span text:style-name="T17">Se describe con mas detalle en el documento casos de uso </text:span>CU-<text:span text:style-name="T20">10.</text:span></text:p>
          </table:table-cell>
        </table:table-row>
        <table:table-row>
          <table:table-cell table:style-name="Tabla1.A2" office:value-type="string">
            <text:p text:style-name="P56">Modificar de Cámara</text:p>
          </table:table-cell>
          <table:table-cell table:style-name="Tabla1.B2" office:value-type="string">
            <text:p text:style-name="P51">El encargado de logística es el responsables de controlar los registros de la cámara de enfriamiento para modificar la información de cámara el encargado debe de ingresar al sistema , dirigirse a la venta de modificar de cámara y presionar aceptar. <text:span text:style-name="T28">Se describe con mas detalle en el documento casos de uso </text:span><text:span text:style-name="T27">CU-</text:span><text:span text:style-name="T29">11.</text:span></text:p>
          </table:table-cell>
        </table:table-row>
        <table:table-row>
          <table:table-cell table:style-name="Tabla1.A2" office:value-type="string">
            <text:p text:style-name="P56">Guía Despacho</text:p>
          </table:table-cell>
          <table:table-cell table:style-name="Tabla1.B2" office:value-type="string">
            <text:p text:style-name="P57">El encargado de logística es el responsable de realizar las guías respectivas a cada contenedor para realizar una guía de despacho debe de ingresar al sistema, dirigirse a la ventana de guía despacho ingresar los datos solicitados y presionar aceptar. <text:span text:style-name="T17">Se describe con mas detalle en el documento casos de uso </text:span>CU-<text:span text:style-name="T20">12.</text:span></text:p>
          </table:table-cell>
        </table:table-row>
        <table:table-row>
          <table:table-cell table:style-name="Tabla1.A2" office:value-type="string">
            <text:p text:style-name="P50"><text:s/>Facturación para Empresa</text:p>
          </table:table-cell>
          <table:table-cell table:style-name="Tabla1.B2" office:value-type="string">
            <text:p text:style-name="P51">El encargado de facturación es el responsable de generar las respectivas facturas a las empresas para realizar una factura empresarial el encargado debe de ingresar al sistema, dirigirse a la venta de facturación y presionar aceptar. <text:span text:style-name="T28">Se describe con mas detalle en el documento casos de uso </text:span><text:span text:style-name="T27">CU-</text:span><text:span text:style-name="T29">13.</text:span></text:p>
          </table:table-cell>
        </table:table-row>
        <table:table-row>
          <table:table-cell table:style-name="Tabla1.A2" office:value-type="string">
            <text:p text:style-name="P56">Registrar Cliente</text:p>
          </table:table-cell>
          <table:table-cell table:style-name="Tabla1.B2" office:value-type="string">
            <text:p text:style-name="P57">El encargado de logística es el responsable de llevar el control de registros del cliente para ingresar clientes al sistema el encargado debe de ingresar al mismo , dirigirse a la venta de registrar cliente y presionar aceptar. <text:span text:style-name="T17">Se describe con mas detalle en el documento casos de uso </text:span>CU-<text:span text:style-name="T20">14.</text:span></text:p>
          </table:table-cell>
        </table:table-row>
        <table:table-row>
          <table:table-cell table:style-name="Tabla1.A2" office:value-type="string">
            <text:p text:style-name="P56">Eliminar Cliente</text:p>
          </table:table-cell>
          <table:table-cell table:style-name="Tabla1.B2" office:value-type="string">
            <text:p text:style-name="P57">El encargado de logística es el responsable de llevar el control de registros del cliente para eliminar un cliente el encargado debe de ingresar al sistema , dirigirse a la venta de eliminar cliente y presionar aceptar. <text:span text:style-name="T17">Se describe con mas detalle en </text:span><text:soft-page-break/><text:span text:style-name="T17">el documento casos de uso </text:span>CU-<text:span text:style-name="T20">15.</text:span></text:p>
          </table:table-cell>
        </table:table-row>
        <table:table-row>
          <table:table-cell table:style-name="Tabla1.A2" office:value-type="string">
            <text:p text:style-name="P50">Modificar Cliente</text:p>
          </table:table-cell>
          <table:table-cell table:style-name="Tabla1.B2" office:value-type="string">
            <text:p text:style-name="P57">El encargado de logística es el responsable de llevar el control de registros- cliente para modificar un cliente el encargado debe de ingresar al sistema, dirigirse a la venta d modificar cliente y presionar aceptar. <text:span text:style-name="T17">Se describe con mas detalle en el documento casos de uso </text:span>CU-<text:span text:style-name="T20">16.</text:span></text:p>
          </table:table-cell>
        </table:table-row>
        <table:table-row>
          <table:table-cell table:style-name="Tabla1.A2" office:value-type="string">
            <text:p text:style-name="P58">Registrar fruta en planta</text:p>
          </table:table-cell>
          <table:table-cell table:style-name="Tabla1.B2" office:value-type="string">
            <text:p text:style-name="P57">El encargado de facturación es el responsable de llevar a cabo el control de registros de la cantidad de fruta que ingresa a la planta para lo cual debe de ingresar al sistema , dirigirse a registro de fruta en planta llenar lo solicitado y presionar aceptar. <text:span text:style-name="T17">Se describe con mas detalle en el documento casos de uso </text:span>CU-<text:span text:style-name="T20">17.</text:span></text:p>
          </table:table-cell>
        </table:table-row>
        <table:table-row>
          <table:table-cell table:style-name="Tabla1.A2" office:value-type="string">
            <text:p text:style-name="P50">Modificar cantidad de fruta presente en planta.</text:p>
          </table:table-cell>
          <table:table-cell table:style-name="Tabla1.B2" office:value-type="string">
            <text:p text:style-name="P57">El sistema es el encargado de actualizar la cantidad de fruta presente en la planta, cada vez que se registra un nuevo ingreso de producto. <text:span text:style-name="T17">Se describe con mas detalle en el documento casos de uso </text:span>CU-<text:span text:style-name="T20">18.</text:span></text:p>
          </table:table-cell>
        </table:table-row>
        <table:table-row>
          <table:table-cell table:style-name="Tabla1.A2" office:value-type="string">
            <text:p text:style-name="P58">Eliminar cantidad de fruta presente en <text:s/>planta</text:p>
          </table:table-cell>
          <table:table-cell table:style-name="Tabla1.B2" office:value-type="string">
            <text:p text:style-name="P51">El encargado es el responsable de eliminar registros obsoletos correspondientes a la cantidad de fruta presente en la planta para llevar esto el encargado debe ingresar al sistema, dirigirse a la venta de eliminar cantidad de fruta en planta llenar lo solicitado y presionar aceptar. <text:span text:style-name="T28">Se describe con mas detalle en el documento casos de uso </text:span><text:span text:style-name="T27">CU-</text:span><text:span text:style-name="T29">19.</text:span></text:p>
          </table:table-cell>
        </table:table-row>
        <table:table-row>
          <table:table-cell table:style-name="Tabla1.A2" office:value-type="string">
            <text:p text:style-name="P50">Registrar cantidad fruta entrante.</text:p>
          </table:table-cell>
          <table:table-cell table:style-name="Tabla1.B2" office:value-type="string">
            <text:p text:style-name="P57">El encargado de facturación es el responsable de ingresar registros correspondientes a la cantidad de fruta que se va a tener en una fecha en la planta para esto debe ingresar al sistema, dirigirse a la ventana de registrar fruta en planta llenar los campos indicados y presionar aceptar. <text:span text:style-name="T17">Se describe con mas detalle en el documento casos de uso </text:span>CU-<text:span text:style-name="T20">20.</text:span></text:p>
          </table:table-cell>
        </table:table-row>
        <table:table-row>
          <table:table-cell table:style-name="Tabla1.A2" office:value-type="string">
            <text:p text:style-name="P58">Modificar cantidad fruta entrante.</text:p>
          </table:table-cell>
          <table:table-cell table:style-name="Tabla1.B2" office:value-type="string">
            <text:p text:style-name="P51">El encargado es el responsable de modificar registros correspondientes a la cantidad de fruta que se va a tener en una fecha en la planta para <text:soft-page-break/>modificar dicho dato el encargado debe de ingresar al sistema, dirigirse a la ventana de modificar fruta entrante ingresar los datos correspondientes y presionar aceptar. <text:span text:style-name="T28">Se describe con mas detalle en el documento casos de uso </text:span><text:span text:style-name="T27">CU-</text:span><text:span text:style-name="T29">21.</text:span></text:p>
          </table:table-cell>
        </table:table-row>
        <table:table-row>
          <table:table-cell table:style-name="Tabla1.A2" office:value-type="string">
            <text:p text:style-name="P58">Eliminar cantidad fruta entrante.</text:p>
          </table:table-cell>
          <table:table-cell table:style-name="Tabla1.B2" office:value-type="string">
            <text:p text:style-name="P51">El encargado es el responsable de eliminar registros correspondientes a la cantidad de fruta que se va a tener en una fecha en la planta <text:s/>para eliminar dicho registro el encargado a de ingresar al sistema, dirigirse a eliminar fruta entrante y presionar aceptar. <text:span text:style-name="T28">Se describe con mas detalle en el documento casos de uso </text:span><text:span text:style-name="T27">CU-</text:span><text:span text:style-name="T29">22.</text:span></text:p>
          </table:table-cell>
        </table:table-row>
        <table:table-row>
          <table:table-cell table:style-name="Tabla1.A2" office:value-type="string">
            <text:p text:style-name="P50">Registrar corte.</text:p>
          </table:table-cell>
          <table:table-cell table:style-name="Tabla1.B2" office:value-type="string">
            <text:p text:style-name="P57">El encargado de facturación es el responsable de ingresar nuevos registros correspondientes a la fruta empacada para lo cual debe de ingresar al sistema , dirigirse a la ventana de registrar corte llenar con la información solicitada y presionar aceptar. <text:span text:style-name="T17">Se describe con mas detalle en el documento casos de uso </text:span>CU-<text:span text:style-name="T20">23.</text:span></text:p>
          </table:table-cell>
        </table:table-row>
        <table:table-row>
          <table:table-cell table:style-name="Tabla1.A2" office:value-type="string">
            <text:p text:style-name="P58">Modificar corte.</text:p>
          </table:table-cell>
          <table:table-cell table:style-name="Tabla1.B2" office:value-type="string">
            <text:p text:style-name="P57">El encargado de facturación es el responsable de modificar registros correspondientes a los cortes, esto en caso de errores al ingresar la información, para modificar dicho registro el encargado debe de ingresar al sistema, dirigirse a la ventana de modificar corte llenar los campos indicados y presionar aceptar. <text:span text:style-name="T17">Se describe con mas detalle en el documento casos de uso </text:span>CU-<text:span text:style-name="T20">24.</text:span></text:p>
          </table:table-cell>
        </table:table-row>
        <table:table-row>
          <table:table-cell table:style-name="Tabla1.A2" office:value-type="string">
            <text:p text:style-name="P57">Eliminar corte.</text:p>
          </table:table-cell>
          <table:table-cell table:style-name="Tabla1.B2" office:value-type="string">
            <text:p text:style-name="P57">El encargado de facturación es el responsable de eliminar registros de cortes obsoletos para dicha operación se debe de ingresar al sistema, dirigir a la ventana de eliminar corte llenar lo indicado y presionar aceptar. <text:span text:style-name="T17">Se describe con mas detalle en el documento casos de uso </text:span>CU-<text:span text:style-name="T20">25.</text:span></text:p>
          </table:table-cell>
        </table:table-row>
        <table:table-row>
          <table:table-cell table:style-name="Tabla1.A2" office:value-type="string">
            <text:p text:style-name="P57">Insertar estimaciones productor.</text:p>
          </table:table-cell>
          <table:table-cell table:style-name="Tabla1.B2" office:value-type="string">
            <text:p text:style-name="P57">El encargado de facturación es el responsable de llevar a cabo el control en cuanto a las posibles fechas en que un productor puede ofrecer producto para registrar estimaciones el encargado a de ingresar al sistema, dirigirse a la venta de <text:soft-page-break/>Registrar estimaciones llenar los datos y presionar aceptar. <text:span text:style-name="T17">Se describe con mas detalle en el documento casos de uso </text:span>CU-<text:span text:style-name="T20">26.</text:span></text:p>
          </table:table-cell>
        </table:table-row>
        <table:table-row>
          <table:table-cell table:style-name="Tabla1.A2" office:value-type="string">
            <text:p text:style-name="P57">Modificar estimaciones productor.</text:p>
          </table:table-cell>
          <table:table-cell table:style-name="Tabla1.B2" office:value-type="string">
            <text:p text:style-name="P57">El encargado de facturación es el responsable de modificar registros de estimación de productor para lo cual debe de ingresar al sistema, dirigirse a la venta de modificar estimaciones llenar la información correspondiente y presionar aceptar. <text:span text:style-name="T17">Se describe con mas detalle en el documento casos de uso </text:span>CU-<text:span text:style-name="T20">27.</text:span></text:p>
          </table:table-cell>
        </table:table-row>
        <table:table-row>
          <table:table-cell table:style-name="Tabla1.A2" office:value-type="string">
            <text:p text:style-name="P50">Eliminar estimaciones productor.</text:p>
          </table:table-cell>
          <table:table-cell table:style-name="Tabla1.B2" office:value-type="string">
            <text:p text:style-name="P51">El encargado de facturación es el responsable de eliminar registros de estimación de productor para esto debe de ingresar al sistema, dirigirse a la ventana de eliminar estimaciones ingresa los datos correspondientes y presiona aceptar. <text:span text:style-name="T28">Se describe con mas detalle en el documento casos de uso </text:span><text:span text:style-name="T27">CU-</text:span><text:span text:style-name="T29">28.</text:span></text:p>
          </table:table-cell>
        </table:table-row>
        <table:table-row>
          <table:table-cell table:style-name="Tabla1.A2" office:value-type="string">
            <text:p text:style-name="P53">Registrar información de paleta.</text:p>
          </table:table-cell>
          <table:table-cell table:style-name="Tabla1.B2" office:value-type="string">
            <text:p text:style-name="P51">El encargado <text:span text:style-name="T19">de logística </text:span>es el responsable de llevar a cabo el registro de la información correspondiente a <text:s/>las diferentes paletas, <text:span text:style-name="T19">para ello se debe dirigir al apartado de registrar nueva paleta, luego rellenar los campos, presionar aceptar</text:span>. <text:span text:style-name="T28">Se describe con mas detalle en el documento casos de uso </text:span><text:span text:style-name="T27">CU-</text:span><text:span text:style-name="T29">29.</text:span></text:p>
          </table:table-cell>
        </table:table-row>
        <table:table-row>
          <table:table-cell table:style-name="Tabla1.A2" office:value-type="string">
            <text:p text:style-name="P59">Modificar información de paleta.</text:p>
          </table:table-cell>
          <table:table-cell table:style-name="Tabla1.B2" office:value-type="string">
            <text:p text:style-name="P57">El encargado es el responsable de modificar la información del registro correspondiente a <text:s/>las diferentes paletas, <text:span text:style-name="T19">esta operación requiere que el encargado de logística se dirija a la opción de modificar información de paleta y realizar la búsqueda del registro para que se desplieguen los datos y realizar las modificaciones necesarias</text:span>. <text:span text:style-name="T17">Se describe con mas detalle en el documento casos de uso </text:span>CU-<text:span text:style-name="T20">30.</text:span></text:p>
          </table:table-cell>
        </table:table-row>
        <table:table-row>
          <table:table-cell table:style-name="Tabla1.A2" office:value-type="string">
            <text:p text:style-name="P57">Eliminar registro de paleta.</text:p>
          </table:table-cell>
          <table:table-cell table:style-name="Tabla1.B2" office:value-type="string">
            <text:p text:style-name="P51">El encargado <text:span text:style-name="T21">de logística </text:span>es el responsable de eliminar registros correspondientes a paletas, <text:span text:style-name="T21">para esto debe dirigirse a la opción <text:s/>de eliminar registros de paletas, luego rellenar los campos con las fechas inicial y final para eliminar dichos registros, posteriormente presionar aceptar</text:span>. <text:span text:style-name="T28">Se </text:span><text:soft-page-break/><text:span text:style-name="T28">describe con mas detalle en el documento casos de uso </text:span><text:span text:style-name="T27">CU-</text:span><text:span text:style-name="T29">31.</text:span></text:p>
          </table:table-cell>
        </table:table-row>
        <table:table-row>
          <table:table-cell table:style-name="Tabla1.A2" office:value-type="string">
            <text:p text:style-name="P57">Modificar Contraseña Usuario</text:p>
          </table:table-cell>
          <table:table-cell table:style-name="Tabla1.B2" office:value-type="string">
            <text:p text:style-name="P57">M&amp;R <text:s/>genera las contraseñas a los distintos encargados para su primer uso, las mismas solo el encargado general podrá modificar, serán entregadas en forma impresa al gerente de la empresa. <text:span text:style-name="T17">Se describe con mas detalle en el documento casos de uso </text:span>CU-<text:span text:style-name="T20">32.</text:span></text:p>
          </table:table-cell>
        </table:table-row>
        <table:table-row>
          <table:table-cell table:style-name="Tabla1.A2" office:value-type="string">
            <text:p text:style-name="P57">Registrar Empresa.</text:p>
          </table:table-cell>
          <table:table-cell table:style-name="Tabla1.B2" office:value-type="string">
            <text:p text:style-name="P57">El encargado de facturación es el responsable de llevar el control de registros de empresas productoras <text:span text:style-name="T22">para esto el responsable debe dirigirse al apartado de agregar nueva empresa y rellenar los diferentes campos y luego presionar aceptar</text:span>. <text:span text:style-name="T17">Se describe con mas detalle en el documento casos de uso </text:span>CU-<text:span text:style-name="T20">33.</text:span></text:p>
          </table:table-cell>
        </table:table-row>
        <table:table-row>
          <table:table-cell table:style-name="Tabla1.A2" office:value-type="string">
            <text:p text:style-name="P57">Eliminar Empresa.</text:p>
          </table:table-cell>
          <table:table-cell table:style-name="Tabla1.B2" office:value-type="string">
            <text:p text:style-name="P57">El encargado de facturación es el responsable de llevar el control de registros de empresas productoras, <text:span text:style-name="T22">para realizar dicha operación el responsable se dirige a la opción de eliminar empresa e ingresar el código de la empresa a eliminar y posteriormente presionar aceptar. Se describe con mas detalle en el documento casos de uso CU-34.</text:span></text:p>
          </table:table-cell>
        </table:table-row>
        <table:table-row>
          <table:table-cell table:style-name="Tabla1.A2" office:value-type="string">
            <text:p text:style-name="P53">Modificar Empresa.</text:p>
          </table:table-cell>
          <table:table-cell table:style-name="Tabla1.B2" office:value-type="string">
            <text:p text:style-name="P57">El encargado de facturación es el responsable de llevar el control de registros de empresas productoras, <text:span text:style-name="T23">para realizar esta operación el encargado debe dirigirse al apartado de modificar información de <text:s/>empresa productora, luego de realizar lo anterior presionar aceptar</text:span>. <text:span text:style-name="T17">Se describe con mas detalle en el documento casos de uso </text:span>CU-<text:span text:style-name="T20">35.</text:span></text:p>
          </table:table-cell>
        </table:table-row>
      </table:table>
      <text:p text:style-name="P5"/>
      <text:p text:style-name="P18"/>
      <text:p text:style-name="P32"><text:soft-page-break/><text:toc-mark-start text:id="IMark83674948" text:outline-level="1"/>4 Requerimientos de interfaz externa<text:toc-mark-end text:id="IMark83674948"/></text:p>
      <text:h text:style-name="P66" text:outline-level="2"><text:bookmark-start text:name="__RefHeading__7298_2036135867"/>4.1 Interfaces de usuarios<text:bookmark-end text:name="__RefHeading__7298_2036135867"/></text:h>
      <text:p text:style-name="P21">UI-1: El sistema de control pos-cosecha ofrece una interfaz agradable para el usuario.</text:p>
      <text:p text:style-name="P21">UI-2: El sistema de control pos-cosecha cuenta con las validaciones correspondientes a los campos a rellenar, permitiendo al usuario corregir errores a la hora de digital los datos.</text:p>
      <text:p text:style-name="P21">UI-3: Para utilizar las funcionalidades del sistema se presenta una ventana de verificación de usuario, esta es la primera ventana en aparecer al ejecutar la aplicación.</text:p>
      <text:p text:style-name="P21">UI-4: <text:span text:style-name="T10">La aplicación permite la navegación a través de mouse y teclado. </text:span></text:p>
      <text:h text:style-name="P65" text:outline-level="2"><text:bookmark-start text:name="__RefHeading__7300_2036135867"/>4.2 Interfaz de hardware<text:bookmark-end text:name="__RefHeading__7300_2036135867"/></text:h>
      <text:p text:style-name="P22">Para la correcta ejecución de la aplicación se requiere de un computador que cuente con mínimo 2gb de memoria RAM, un procesador con una velocidad de reloj de 2.3 ghz, disco duro de 500 gb, un monitor con una resolución de 1366x768 p<text:span text:style-name="T11">i</text:span>xe<text:span text:style-name="T11">les</text:span>.</text:p>
      <text:p text:style-name="P22"/>
      <text:h text:style-name="P65" text:outline-level="2"><text:bookmark-start text:name="__RefHeading__7302_2036135867"/>4.3 Interfaces de software<text:bookmark-end text:name="__RefHeading__7302_2036135867"/></text:h>
      <text:p text:style-name="P11"/>
      <text:p text:style-name="P11"><draw:frame draw:style-name="fr1" draw:name="Imagen1" text:anchor-type="paragraph" svg:x="1.108cm" svg:y="-0.265cm" svg:width="9.753cm" svg:height="8.477cm" draw:z-index="0"><draw:image xlink:href="Pictures/2000000900002885000023250A466CFD.svm" xlink:type="simple" xlink:show="embed" xlink:actuate="onLoad"/></draw:frame></text:p>
      <text:p text:style-name="P11"/>
      <text:p text:style-name="P11"/>
      <text:p text:style-name="P11"/>
      <text:p text:style-name="P11"/>
      <text:p text:style-name="P11"/>
      <text:p text:style-name="P11"/>
      <text:p text:style-name="P11"/>
      <text:p text:style-name="P11"/>
      <text:p text:style-name="P11"><draw:frame draw:style-name="fr1" draw:name="Imagen2" text:anchor-type="paragraph" svg:x="0.616cm" svg:y="-0.716cm" svg:width="15.309cm" svg:height="11.613cm" draw:z-index="1"><draw:image xlink:href="Pictures/20000009000069A100004F1277FB7724.svm" xlink:type="simple" xlink:show="embed" xlink:actuate="onLoad"/></draw:frame><draw:frame draw:style-name="fr1" draw:name="Imagen3" text:anchor-type="paragraph" svg:x="0.616cm" svg:y="10.896cm" svg:width="17.016cm" svg:height="12.402cm" draw:z-index="2"><draw:image xlink:href="Pictures/2000000900006A5B00004F2C268A18CA.svm" xlink:type="simple" xlink:show="embed" xlink:actuate="onLoad"/></draw:frame><text:soft-page-break/></text:p>
      <text:p text:style-name="P11"><draw:frame draw:style-name="fr1" draw:name="Imagen4" text:anchor-type="paragraph" svg:x="0cm" svg:y="0.559cm" svg:width="15.157cm" svg:height="10.151cm" draw:z-index="3"><draw:image xlink:href="Pictures/2000000900006A75000046CDB5ECF3F7.svm"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h text:style-name="P65" text:outline-level="2"><text:bookmark-start text:name="__RefHeading__7304_2036135867"/>4.4 Interfaces de comunicación<text:bookmark-end text:name="__RefHeading__7304_2036135867"/></text:h>
      <text:p text:style-name="P23">Para cada operación que se realiza se despliega un mensaje de notificación de éxito o de fracaso de operación, en caso de que se ingrese un dato erróneo en alguno de los campos se mostrará un mensaje indicando de que los datos se deben corregir.</text:p>
      <text:p text:style-name="P32"><text:toc-mark-start text:id="IMark83674948" text:outline-level="1"/>5. Otros requerimientos no funcionales<text:toc-mark-end text:id="IMark83674948"/></text:p>
      <text:h text:style-name="P65" text:outline-level="2"><text:bookmark-start text:name="__RefHeading__7306_2036135867"/>5.1 requerimientos de ejecución<text:bookmark-end text:name="__RefHeading__7306_2036135867"/></text:h>
      <text:p text:style-name="P24">RE-1: El sistema mostrará mensajes de alerta en caso de que la operación que se está realizando en ese momento presente un error.</text:p>
      <text:h text:style-name="P65" text:outline-level="2"><text:bookmark-start text:name="__RefHeading__7308_2036135867"/>5.2 Requerimientos de seguridad<text:bookmark-end text:name="__RefHeading__7308_2036135867"/></text:h>
      <text:p text:style-name="P25">RS-1: El principal requisito de seguridad es el de tener un usuario y clave para que se puedan acceder a las funcionalidades del sistema.</text:p>
      <text:h text:style-name="P65" text:outline-level="2"><text:bookmark-start text:name="__RefHeading__7730_2036135867"/><text:soft-page-break/>5.3 Requerimientos de seguridad y acceso<text:bookmark-end text:name="__RefHeading__7730_2036135867"/></text:h>
      <text:p text:style-name="P25">RSA-1: El sistema debe ser capaz de aceptar usuarios y contraseñas pertenecientes a la empresa, es decir no aceptar usuarios y contraseñas incorrectas.</text:p>
      <text:p text:style-name="P25">RSA-2: Al momento de que un empleado deje las instalaciones de la empresa se debe cambiar el usuario y la contraseña de ese módulo, para evitar inconvenientes futuros.</text:p>
      <text:h text:style-name="P65" text:outline-level="2"><text:bookmark-start text:name="__RefHeading__7312_2036135867"/>5.4 Atributos de la calidad del software<text:bookmark-end text:name="__RefHeading__7312_2036135867"/></text:h>
      <text:p text:style-name="P8">Disponibilidad:<text:span text:style-name="T14"> El sistema va a estar disponible para ser utilizado a cualquier hora del día.</text:span></text:p>
      <text:p text:style-name="P9">Interoperabilidad: <text:span text:style-name="T15">El sistema será capaz de aportar al encargado imprimir los comprobantes respectivos a las consultas que realice en formato pdf u otro.</text:span></text:p>
      <text:p text:style-name="P10"><text:span text:style-name="T13">Confiabilidad:</text:span><text:span text:style-name="T14"> Se garantiza que un máximo de 5 operaciones pueden fallar.</text:span></text:p>
      <text:p text:style-name="P10"><text:span text:style-name="T13">Escalabilidad:</text:span><text:span text:style-name="T14"> En cuanto a este apartado al implementar programación orientada a objetos se hace fácil de alguna manera incluir nuevas funcionalidades.</text:span></text:p>
      <text:p text:style-name="P10"><text:span text:style-name="T13">Usabilidad:</text:span><text:span text:style-name="T14"> </text:span><text:span text:style-name="T16">En cuanto a este punto el sistema incorpora un apartado de ayuda en la esquina superior derecha.</text:span></text:p>
      <text:p text:style-name="P10"><text:span text:style-name="T13">Mantenibilidad: </text:span><text:span text:style-name="T16">Ya que se utiliza programación orientada a objetos por esta razón se hace más fácil darle mantenimiento al código ante un eventual error. </text:span></text:p>
      <text:p text:style-name="P10"><text:span text:style-name="T13">Portabilidad:</text:span><text:span text:style-name="T16"> En cuanto a este apartado la aplicación se ejecuta únicamente en ambiente windows.</text:span></text:p>
      <text:p text:style-name="P27"/>
      <text:p text:style-name="P32">5.5 Requerimientos Especiales</text:p>
      <text:p text:style-name="P26">No se identificaron requerimientos de este tip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erif"/>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Standard" style:next-style-name="Subtitle" style:class="chapter">
      <style:paragraph-properties fo:margin-top="0cm" fo:margin-bottom="0.423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 style:family="paragraph" style:parent-style-name="Title">
      <style:text-properties fo:font-size="14pt" style:font-size-asian="14pt"/>
    </style:style>
    <style:style style:name="Heading_20_1" style:display-name="Heading 1" style:family="paragraph" style:parent-style-name="Standard" style:next-style-name="Standard" style:class="text">
      <style:paragraph-properties fo:margin-top="0.423cm" fo:margin-bottom="0.423cm" style:contextual-spacing="false" fo:line-height="100%"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TOCEntry" style:family="paragraph" style:parent-style-name="Standard">
      <style:paragraph-properties fo:margin-top="0.212cm" fo:margin-bottom="0cm" style:contextual-spacing="false" style:line-height-at-least="0.423cm"/>
      <style:text-properties style:font-name="Times" fo:font-family="Times" style:font-family-generic="roman" style:font-pitch="variable" fo:font-size="18pt" fo:font-weight="bold" style:font-size-asian="18pt" style:font-weight-asian="bold" style:font-name-complex="Times" style:font-family-complex="Times" style:font-family-generic-complex="roman" style:font-pitch-complex="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Page_20_Numbe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6T20:53:09.584000000</meta:creation-date>
    <dc:date>2014-06-09T04:56:06.846000000</dc:date>
    <meta:editing-duration>PT8H21M41S</meta:editing-duration>
    <meta:editing-cycles>13</meta:editing-cycles>
    <meta:generator>LibreOffice/4.2.0.4$Windows_x86 LibreOffice_project/05dceb5d363845f2cf968344d7adab8dcfb2ba71</meta:generator>
    <meta:document-statistic meta:table-count="2" meta:image-count="4" meta:object-count="0" meta:page-count="16" meta:paragraph-count="182" meta:word-count="3175" meta:character-count="19977" meta:non-whitespace-character-count="16943"/>
  </office:meta>
</office:document-meta>
</file>